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050162" officeooo:paragraph-rsid="00050162"/>
    </style:style>
    <style:style style:name="P3" style:family="paragraph" style:parent-style-name="Standard">
      <style:paragraph-properties fo:margin-top="0in" fo:margin-bottom="0in" loext:contextual-spacing="false"/>
      <style:text-properties officeooo:rsid="00050162" officeooo:paragraph-rsid="0005a80f"/>
    </style:style>
    <style:style style:name="P4" style:family="paragraph" style:parent-style-name="Standard">
      <style:paragraph-properties fo:margin-top="0in" fo:margin-bottom="0in" loext:contextual-spacing="false"/>
      <style:text-properties officeooo:rsid="0005a80f" officeooo:paragraph-rsid="00050162"/>
    </style:style>
    <style:style style:name="P5" style:family="paragraph" style:parent-style-name="Standard">
      <style:paragraph-properties fo:margin-top="0in" fo:margin-bottom="0in" loext:contextual-spacing="false"/>
      <style:text-properties officeooo:rsid="0005a80f" officeooo:paragraph-rsid="0005a80f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top="0in" fo:margin-bottom="0in" loext:contextual-spacing="false"/>
      <style:text-properties officeooo:rsid="0005a80f" officeooo:paragraph-rsid="0005a80f"/>
    </style:style>
    <style:style style:name="P8" style:family="paragraph" style:parent-style-name="Standard">
      <style:paragraph-properties fo:margin-top="0in" fo:margin-bottom="0in" loext:contextual-spacing="false"/>
      <style:text-properties officeooo:rsid="0008e498" officeooo:paragraph-rsid="0008e498"/>
    </style:style>
    <style:style style:name="P9" style:family="paragraph" style:parent-style-name="Standard" style:list-style-name="L1">
      <style:paragraph-properties fo:margin-top="0in" fo:margin-bottom="0in" loext:contextual-spacing="false"/>
      <style:text-properties officeooo:rsid="0008e498" officeooo:paragraph-rsid="0008e498"/>
    </style:style>
    <style:style style:name="P10" style:family="paragraph" style:parent-style-name="Standard">
      <style:paragraph-properties fo:margin-top="0in" fo:margin-bottom="0in" loext:contextual-spacing="false"/>
      <style:text-properties fo:font-weight="bold" officeooo:rsid="0008f6f0" officeooo:paragraph-rsid="0008f6f0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fo:font-weight="bold" officeooo:rsid="0008f6f0" officeooo:paragraph-rsid="0005a80f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/>
      <style:text-properties fo:font-weight="normal" officeooo:rsid="0008f6f0" officeooo:paragraph-rsid="0008e498" style:font-weight-asian="normal" style:font-weight-complex="normal"/>
    </style:style>
    <style:style style:name="P13" style:family="paragraph" style:parent-style-name="Standard" style:list-style-name="L1">
      <style:paragraph-properties fo:margin-top="0in" fo:margin-bottom="0in" loext:contextual-spacing="false"/>
      <style:text-properties officeooo:paragraph-rsid="0008e498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officeooo:rsid="0005a8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e49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/text:p>
      <text:p text:style-name="P1"/>
      <text:p text:style-name="P1">What I did to get these results. </text:p>
      <text:list xml:id="list3458135319335128525" text:style-name="WWNum1">
        <text:list-item>
          <text:p text:style-name="P14"><text:s/>Opened expolorer in Weka</text:p>
        </text:list-item>
        <text:list-item>
          <text:p text:style-name="P14"><text:s/>Opened the data</text:p>
        </text:list-item>
        <text:list-item>
          <text:p text:style-name="P14"><text:s/>Selected class to compare each color value for</text:p>
        </text:list-item>
        <text:list-item>
          <text:p text:style-name="P14"><text:s/>Selected each attribute that had to do with color</text:p>
        </text:list-item>
        <text:list-item>
          <text:p text:style-name="P14"><text:s/>Observed colors that tended to be poisonous. </text:p>
        </text:list-item>
      </text:list>
      <text:p text:style-name="P1"/>
      <text:p text:style-name="P1">Overall colors to never eat: buff</text:p>
      <text:p text:style-name="P1">Colors to avoid: pink</text:p>
      <text:p text:style-name="P1">Stalk Colors to avoid: pink, brown, and cinnamon (never cinnamon) stalks</text:p>
      <text:p text:style-name="P1"/>
      <text:p text:style-name="P1">Gill-color poisonous:</text:p>
      <text:p text:style-name="P1"><text:s text:c="4"/>All: buff, green</text:p>
      <text:p text:style-name="P1"><text:s text:c="4"/>Most: gray, chocolate, pink, white</text:p>
      <text:p text:style-name="P1"/>
      <text:p text:style-name="P1">Stalk-color-above-ring poisonous:</text:p>
      <text:p text:style-name="P1"><text:s text:c="4"/>All: cinnamon, buff</text:p>
      <text:p text:style-name="P1"><text:s text:c="4"/>Most: pink, brown</text:p>
      <text:p text:style-name="P1"/>
      <text:p text:style-name="P1">Stalk-color-below-ring poisonous:</text:p>
      <text:p text:style-name="P1"><text:s text:c="4"/>All: cinnamon, buff</text:p>
      <text:p text:style-name="P1"><text:s text:c="4"/>Most: pink, brown</text:p>
      <text:p text:style-name="P1"/>
      <text:p text:style-name="P1"/>
      <text:p text:style-name="P1"/>
      <text:p text:style-name="P1"/>
      <text:p text:style-name="P5">2.</text:p>
      <text:p text:style-name="P5">Gill-color for edible:</text:p>
      <text:p text:style-name="P5"><text:s text:c="2"/>All: Black</text:p>
      <text:p text:style-name="P5"><text:s text:c="2"/>Most: grey, chocolate.</text:p>
      <text:p text:style-name="P5"/>
      <text:p text:style-name="P3">Bruises <text:span text:style-name="T1">for edible</text:span>: <text:tab/></text:p>
      <text:p text:style-name="P2"><text:s text:c="2"/><text:span text:style-name="T1">Most: Have bruises</text:span></text:p>
      <text:p text:style-name="P2"/>
      <text:p text:style-name="P5">Odor for edible:</text:p>
      <text:p text:style-name="P5"><text:s text:c="2"/>All: Almond </text:p>
      <text:p text:style-name="P5"><text:s text:c="2"/>All: Anise</text:p>
      <text:p text:style-name="P5"><text:s text:c="2"/>Almost All: No oder</text:p>
      <text:p text:style-name="P5"/>
      <text:p text:style-name="P5">Veil Color for edible:</text:p>
      <text:p text:style-name="P5"><text:s text:c="2"/>All: orange</text:p>
      <text:p text:style-name="P5"><text:s text:c="2"/>All: brown</text:p>
      <text:p text:style-name="P5"/>
      <text:p text:style-name="P5"><text:soft-page-break/>Gill spaceing <text:s/>for edible:</text:p>
      <text:p text:style-name="P5"><text:s text:c="2"/>Almost All: crowded </text:p>
      <text:p text:style-name="P5"/>
      <text:p text:style-name="P5">Cap Shape for edible:</text:p>
      <text:p text:style-name="P5"><text:s text:c="2"/>Almost All: Bell shape</text:p>
      <text:p text:style-name="P5"/>
      <text:p text:style-name="P5"/>
      <text:p text:style-name="P5">3.</text:p>
      <text:p text:style-name="P8">Some interesting data associations using Apriori algorithm (90% confidence):</text:p>
      <text:p text:style-name="P12"><text:s/></text:p>
      <text:p text:style-name="P10">Confidence</text:p>
      <text:list xml:id="list769569392657145830" text:style-name="L1">
        <text:list-item>
          <text:p text:style-name="P13"><text:span text:style-name="T3">If the veil-color is white then the veil-type will mostly likely be partial.</text:span></text:p>
        </text:list-item>
        <text:list-item>
          <text:p text:style-name="P9"><text:span text:style-name="T2">If the gill-attachment is free then the veil Color will most likely be white</text:span></text:p>
        </text:list-item>
      </text:list>
      <text:p text:style-name="P11"/>
      <text:p text:style-name="P5"/>
      <text:p text:style-name="P4"/>
      <text:p text:style-name="Text_20_body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9:57:31.479322245</dc:date>
    <meta:editing-duration>PT22M2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80" meta:character-count="1135" meta:non-whitespace-character-count="946"/>
  </office:meta>
</office:document-meta>
</file>